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7.22pt" svg:height="412.61pt" svg:x="148.28pt" svg:y="873.38pt">
            <loext:p draw:notify-on-update-of-ranges="Sheet1.A1:Sheet1.A96 Sheet1.B1:Sheet1.B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2745" calcext:value-type="float">
            <text:p>0.61274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.940359" calcext:value-type="float">
            <text:p>1.94035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063725" calcext:value-type="float">
            <text:p>3.0637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.880719" calcext:value-type="float">
            <text:p>3.8807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493464" calcext:value-type="float">
            <text:p>4.4934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208333" calcext:value-type="float">
            <text:p>5.2083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208333" calcext:value-type="float">
            <text:p>5.2083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.901961" calcext:value-type="float">
            <text:p>4.9019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106209" calcext:value-type="float">
            <text:p>5.10620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.004085" calcext:value-type="float">
            <text:p>5.0040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19:29.760383684</meta:creation-date>
    <dc:date>2017-11-15T14:24:22.936494008</dc:date>
    <meta:editing-duration>PT4M52S</meta:editing-duration>
    <meta:editing-cycles>2</meta:editing-cycles>
    <meta:generator>LibreOffice/5.1.6.2$Linux_X86_64 LibreOffice_project/1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cm" svg:height="14.557cm" xlink:href=".." xlink:type="simple" chart:class="chart:line" chart:style-name="ch1">
        <chart:legend chart:legend-position="end" svg:x="41.148cm" svg:y="6.73cm" style:legend-expansion="high" chart:style-name="ch2"/>
        <chart:plot-area chart:style-name="ch3" table:cell-range-address="Sheet1.A1:Sheet1.B96" svg:x="0.88cm" svg:y="0.291cm" svg:width="39.388cm" svg:height="13.975cm">
          <chartooo:coordinate-region svg:x="1.316cm" svg:y="0.49cm" svg:width="38.765cm" svg:height="13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6" chart:class="chart:line">
            <chart:data-point chart:repeated="96"/>
          </chart:series>
          <chart:series chart:style-name="ch7" chart:values-cell-range-address="Sheet1.B1:Sheet1.B96" chart:class="chart:line"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96</svg:desc>
                </draw:g>
              </table:table-cell>
              <table:table-cell office:value-type="float" office:value="5">
                <text:p>5</text:p>
                <draw:g>
                  <svg:desc>Sheet1.B1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2745">
                <text:p>0.612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0359">
                <text:p>1.940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3725">
                <text:p>3.063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80719">
                <text:p>3.880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93464">
                <text:p>4.4934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08333">
                <text:p>5.208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08333">
                <text:p>5.208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01961">
                <text:p>4.90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106209">
                <text:p>5.106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04085">
                <text:p>5.00408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